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ubtitle">
      <style:text-properties officeooo:rsid="001f4f25" officeooo:paragraph-rsid="001f4f25"/>
    </style:style>
    <style:style style:name="P2" style:family="paragraph" style:parent-style-name="Subtitle">
      <style:text-properties officeooo:rsid="00221c6d" officeooo:paragraph-rsid="00221c6d"/>
    </style:style>
    <style:style style:name="P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7b8b8e" style:font-name="Gotham Rounded A" fo:font-size="10.5pt" fo:letter-spacing="normal" fo:font-style="normal" fo:font-weight="bold" officeooo:rsid="0019261f" officeooo:paragraph-rsid="0019261f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b08ad" officeooo:paragraph-rsid="001b08ad"/>
    </style:style>
    <style:style style:name="P5" style:family="paragraph" style:parent-style-name="Title">
      <style:text-properties officeooo:rsid="001b08ad" officeooo:paragraph-rsid="001b08a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261f" officeooo:paragraph-rsid="0019261f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abbd3" officeooo:paragraph-rsid="001abbd3"/>
    </style:style>
    <style:style style:name="P9" style:family="paragraph" style:parent-style-name="Text_20_body">
      <style:text-properties fo:font-size="16pt" officeooo:rsid="001f4f25" officeooo:paragraph-rsid="001f4f25" style:font-size-asian="16pt" style:font-size-complex="16pt"/>
    </style:style>
    <style:style style:name="P10" style:family="paragraph" style:parent-style-name="Text_20_body">
      <style:text-properties style:font-name="Liberation Serif" fo:font-size="16pt" style:font-size-asian="16pt" style:font-size-complex="16pt"/>
    </style:style>
    <style:style style:name="P11" style:family="paragraph" style:parent-style-name="Text_20_body">
      <style:text-properties officeooo:rsid="00221c6d" officeooo:paragraph-rsid="00221c6d"/>
    </style:style>
    <style:style style:name="P12" style:family="paragraph" style:parent-style-name="Text_20_body">
      <style:text-properties fo:font-size="18pt" officeooo:rsid="00221c6d" officeooo:paragraph-rsid="00221c6d" style:font-size-asian="18pt" style:font-size-complex="18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b08ad" officeooo:paragraph-rsid="001b08ad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b9286" officeooo:paragraph-rsid="001b9286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384047" style:font-name="inherit" fo:font-size="15pt" fo:letter-spacing="normal" fo:font-style="normal" fo:font-weight="bold" loext:padding="0in" loext:border="none"/>
    </style:style>
    <style:style style:name="T1" style:family="text">
      <style:text-properties fo:font-variant="normal" fo:text-transform="none" fo:color="#384047" style:font-name="inherit" fo:font-size="1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84047" style:font-name="inherit" fo:font-size="15pt" fo:letter-spacing="normal" fo:font-style="italic" fo:font-weight="bold" loext:padding="0in" loext:border="none"/>
    </style:style>
    <style:style style:name="T3" style:family="text">
      <style:text-properties fo:font-variant="normal" fo:text-transform="none" fo:color="#3f8abf" style:text-line-through-style="none" style:text-line-through-type="none" style:font-name="inherit" fo:font-size="15pt" fo:letter-spacing="normal" fo:font-style="normal" style:text-underline-style="none" fo:font-weight="bold" style:text-blinking="false" loext:padding="0in" loext:border="none"/>
    </style:style>
    <style:style style:name="T4" style:family="text">
      <style:text-properties fo:font-variant="normal" fo:text-transform="none" fo:color="#7b8b8e" style:font-name="Gotham Rounded A" fo:font-size="10.5pt" fo:letter-spacing="normal" fo:font-style="normal" fo:font-weight="bold" officeooo:rsid="001abbd3"/>
    </style:style>
    <style:style style:name="T5" style:family="text">
      <style:text-properties fo:color="#576366"/>
    </style:style>
    <style:style style:name="T6" style:family="text">
      <style:text-properties fo:color="#576366" style:font-name="Gotham Rounded A" fo:font-size="10.5pt"/>
    </style:style>
    <style:style style:name="T7" style:family="text">
      <style:text-properties fo:color="#576366" style:font-name="Gotham Rounded A" fo:font-size="10.5pt" fo:font-weight="bold"/>
    </style:style>
    <style:style style:name="T8" style:family="text">
      <style:text-properties fo:color="#576366" style:font-name="Gotham Rounded A" fo:font-size="10.5pt" fo:font-weight="bold" officeooo:rsid="001abbd3"/>
    </style:style>
    <style:style style:name="T9" style:family="text">
      <style:text-properties fo:color="#576366" fo:font-size="10.5pt" fo:font-weight="bold"/>
    </style:style>
    <style:style style:name="T10" style:family="text">
      <style:text-properties fo:color="#576366" fo:font-size="10.5pt" fo:font-weight="bold" officeooo:rsid="001abbd3"/>
    </style:style>
    <style:style style:name="T11" style:family="text">
      <style:text-properties fo:color="#576366" fo:font-weight="bold"/>
    </style:style>
    <style:style style:name="T12" style:family="text">
      <style:text-properties fo:color="#576366" fo:font-weight="bold" officeooo:rsid="001abbd3"/>
    </style:style>
    <style:style style:name="T13" style:family="text">
      <style:text-properties fo:color="#e21919" style:font-name="Gotham Rounded A" fo:font-size="10.5pt" fo:font-weight="bold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8"/></text:h>
      <text:p text:style-name="P5">arrays</text:p>
      <text:p text:style-name="P10">&lt;?php</text:p>
      <text:p text:style-name="P10"/>
      <text:p text:style-name="P10">// array functions can be found @ php.net/manual/en/ref.array.php</text:p>
      <text:p text:style-name="P10">$learn = array('Conditionals', 'Arrays', 'Loops');</text:p>
      <text:p text:style-name="P10">// $learn[1];</text:p>
      <text:p text:style-name="P10">$learn[] = 'Build something awesome!'; // ads a new element to the end</text:p>
      <text:p text:style-name="P10"><text:span text:style-name="T12">$</text:span><text:span text:style-name="T11">learn['someName'] = 'someValue'; // ads a named value to the array</text:span></text:p>
      <text:p text:style-name="P10">array_push($learn, 'Functions', 'Forms', 'Objects'); // ads elements to the end of the array</text:p>
      <text:p text:style-name="P10">array_unshift($learn, 'HTML', 'CSS');// ads to the beggining</text:p>
      <text:p text:style-name="P10">array_shift($learn);//removes and returns the first element</text:p>
      <text:p text:style-name="P10">array_pop($learn);//removes and returns the last element</text:p>
      <text:p text:style-name="P10">unset($learn[1], $learn[2]);//removes the second and third element</text:p>
      <text:p text:style-name="P10">$learn = array_values($learn);//resets the array indexes</text:p>
      <text:p text:style-name="P10"/>
      <text:p text:style-name="P10">var_dump($learn);</text:p>
      <text:p text:style-name="P10">//echo implode("\n", $learn);</text:p>
      <text:p text:style-name="P10">echo "\n";</text:p>
      <text:p text:style-name="P10"/>
      <text:p text:style-name="P10">?&gt;</text:p>
      <text:p text:style-name="P1"><text:soft-page-break/>Multi-Dimensional Arrays</text:p>
      <text:p text:style-name="P9">&lt;?php</text:p>
      <text:p text:style-name="P9"/>
      <text:p text:style-name="P9"><text:s text:c="2"/>$list[] = [</text:p>
      <text:p text:style-name="P9"><text:s text:c="4"/>'title' =&gt; 'laundry',</text:p>
      <text:p text:style-name="P9"><text:s text:c="4"/>'priority' =&gt; 2,</text:p>
      <text:p text:style-name="P9"><text:s text:c="4"/>'due' =&gt; '',</text:p>
      <text:p text:style-name="P9"><text:s text:c="4"/>'complete' =&gt; true,</text:p>
      <text:p text:style-name="P9"><text:s text:c="2"/>];</text:p>
      <text:p text:style-name="P9"/>
      <text:p text:style-name="P9"><text:s text:c="2"/>$thisDate = date("l, M d, Y", mktime(0, 0, 0, date("m") <text:s/>, date("d")+3, date("Y")));</text:p>
      <text:p text:style-name="P9"/>
      <text:p text:style-name="P9"><text:s text:c="2"/>$list[] = [</text:p>
      <text:p text:style-name="P9"><text:s text:c="4"/>'title' =&gt; 'Clean refrigerator',</text:p>
      <text:p text:style-name="P9"><text:s text:c="4"/>'priority' =&gt; 3,</text:p>
      <text:p text:style-name="P9"><text:s text:c="4"/>'due' =&gt; $thisDate,</text:p>
      <text:p text:style-name="P9"><text:s text:c="4"/>'complete' =&gt; false,</text:p>
      <text:p text:style-name="P9"><text:s text:c="2"/>];</text:p>
      <text:p text:style-name="P9"/>
      <text:p text:style-name="P9">var_dump($list[1]['due']);</text:p>
      <text:p text:style-name="P9">echo "\n";</text:p>
      <text:p text:style-name="P9"/>
      <text:p text:style-name="P9">?&gt;</text:p>
      <text:p text:style-name="P2"><text:soft-page-break/>foreach loops</text:p>
      <text:p text:style-name="P11"/>
      <text:p text:style-name="P12">todo.php</text:p>
      <text:p text:style-name="P11">&lt;?php</text:p>
      <text:p text:style-name="P11">include 'list.php';</text:p>
      <text:p text:style-name="P11"/>
      <text:p text:style-name="P11">// $status possible values "false, true, 'all' "</text:p>
      <text:p text:style-name="P11">$status = false;</text:p>
      <text:p text:style-name="P11">$field = 'priority';</text:p>
      <text:p text:style-name="P11">$action = 'sort';</text:p>
      <text:p text:style-name="P11"/>
      <text:p text:style-name="P11">$order = array();</text:p>
      <text:p text:style-name="P11">if ($status == 'all') {</text:p>
      <text:p text:style-name="P11"><text:s text:c="2"/>$order = array_keys($list);</text:p>
      <text:p text:style-name="P11">} else {</text:p>
      <text:p text:style-name="P11"><text:s text:c="2"/>foreach ($list as $key =&gt; $item) {</text:p>
      <text:p text:style-name="P11"><text:s text:c="4"/>if ($item['complete'] == $status) {</text:p>
      <text:p text:style-name="P11"><text:s text:c="6"/>$order[] = $key;</text:p>
      <text:p text:style-name="P11"><text:s text:c="4"/>}</text:p>
      <text:p text:style-name="P11"><text:s text:c="2"/>}</text:p>
      <text:p text:style-name="P11">} <text:s/></text:p>
      <text:p text:style-name="P11"/>
      <text:p text:style-name="P11">switch ($action) {</text:p>
      <text:p text:style-name="P11"><text:s text:c="2"/>case 'sort':</text:p>
      <text:p text:style-name="P11"><text:s text:c="4"/>if ($field) {</text:p>
      <text:p text:style-name="P11"><text:s text:c="6"/>$sort = array();</text:p>
      <text:p text:style-name="P11"><text:s text:c="6"/>foreach ($order as $id) {</text:p>
      <text:p text:style-name="P11"><text:s text:c="8"/>$sort[$id] = $list[$id][$field];</text:p>
      <text:p text:style-name="P11"><text:soft-page-break/><text:s text:c="6"/>}</text:p>
      <text:p text:style-name="P11"><text:s text:c="6"/>asort($sort);</text:p>
      <text:p text:style-name="P11"><text:s text:c="6"/>$order = array_key($sort);</text:p>
      <text:p text:style-name="P11"><text:s text:c="4"/>}</text:p>
      <text:p text:style-name="P11"><text:s text:c="2"/>break;</text:p>
      <text:p text:style-name="P11"><text:s text:c="2"/>case 'week':</text:p>
      <text:p text:style-name="P11"><text:s text:c="4"/>foreach ($order as $key =&gt; $value) {</text:p>
      <text:p text:style-name="P11"><text:s text:c="6"/>if (strtotime($list[$value]['due']) &gt; strtotiem("+1 week") || !$list[$value]['due']) {</text:p>
      <text:p text:style-name="P11"><text:s text:c="7"/>unset($order[$key]);</text:p>
      <text:p text:style-name="P11"><text:s text:c="6"/>}</text:p>
      <text:p text:style-name="P11"><text:s text:c="4"/>}</text:p>
      <text:p text:style-name="P11">}</text:p>
      <text:p text:style-name="P11">echo '&lt;tabel&gt;';</text:p>
      <text:p text:style-name="P11">echo '&lt;tr&gt;';</text:p>
      <text:p text:style-name="P11">echo '&lt;th&gt;Title&lt;/th&gt;';</text:p>
      <text:p text:style-name="P11">echo '&lt;th&gt;Priority&lt;/th&gt;';</text:p>
      <text:p text:style-name="P11">echo '&lt;th&gt;Due Date&lt;/th&gt;';</text:p>
      <text:p text:style-name="P11">echo '&lt;th&gt;Complete&lt;/th&gt;';</text:p>
      <text:p text:style-name="P11">echo '&lt;/tr&gt;';</text:p>
      <text:p text:style-name="P11">foreach ($order as $id) {</text:p>
      <text:p text:style-name="P11"><text:s text:c="2"/>echo '&lt;tr&gt;';</text:p>
      <text:p text:style-name="P11"><text:s text:c="2"/>echo '&lt;td&gt;' . $list[$id]['title'] . "&lt;/td&gt;";</text:p>
      <text:p text:style-name="P11"><text:s text:c="2"/>echo '&lt;td&gt;' . $list[$id]['priority'] . "&lt;/td&gt;";</text:p>
      <text:p text:style-name="P11"><text:s text:c="2"/>echo '&lt;td&gt;' . $list[$id]['day'] . "&lt;/td&gt;";</text:p>
      <text:p text:style-name="P11"><text:s text:c="2"/>echo '&lt;td&gt;';</text:p>
      <text:p text:style-name="P11"><text:s text:c="2"/>if ($list[$id]['complete']) {</text:p>
      <text:p text:style-name="P11"><text:s text:c="4"/>echo 'Yes';</text:p>
      <text:p text:style-name="P11"><text:s text:c="2"/>} else {</text:p>
      <text:p text:style-name="P11"><text:s text:c="4"/>echo 'No';</text:p>
      <text:p text:style-name="P11"><text:soft-page-break/><text:s text:c="2"/>}</text:p>
      <text:p text:style-name="P11"><text:s text:c="2"/>echo '&lt;/td&gt;';</text:p>
      <text:p text:style-name="P11"><text:s text:c="2"/>echo '&lt;/tr&gt;';</text:p>
      <text:p text:style-name="P11">}</text:p>
      <text:p text:style-name="P11">echo '&lt;/table&gt;';</text:p>
      <text:p text:style-name="P11"/>
      <text:p text:style-name="P11">//var_dump($list);</text:p>
      <text:p text:style-name="P11">echo "\n";</text:p>
      <text:p text:style-name="P11"/>
      <text:p text:style-name="P11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 Peterson</meta:initial-creator>
    <meta:creation-date>2018-02-21T20:03:02.600376231</meta:creation-date>
    <meta:generator>LibreOffice/5.0.6.2$Linux_X86_64 LibreOffice_project/00$Build-2</meta:generator>
    <dc:date>2018-02-23T14:07:48.400648389</dc:date>
    <dc:creator>Ernest Peterson</dc:creator>
    <meta:editing-duration>PT25M6S</meta:editing-duration>
    <meta:editing-cycles>2</meta:editing-cycles>
    <meta:document-statistic meta:table-count="0" meta:image-count="0" meta:object-count="0" meta:page-count="5" meta:paragraph-count="96" meta:word-count="312" meta:character-count="2306" meta:non-whitespace-character-count="1918"/>
  </office:meta>
</office:document-meta>
</file>